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1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263.45pt"/>
    </style:style>
    <style:style style:name="co5" style:family="table-column">
      <style:table-column-properties fo:break-before="auto" style:column-width="315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9999ff" style:text-align-source="fix" style:repeat-content="false"/>
      <style:paragraph-properties fo:text-align="start" fo:margin-left="0pt"/>
      <style:text-properties style:font-name="Liberation Sans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  <style:text-properties style:font-name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 calcext:value-type="string">
            <text:p>GROUP_CLASS_COB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CLASS_NAME</text:p>
          </table:table-cell>
          <table:table-cell table:style-name="ce2" office:value-type="string" calcext:value-type="string">
            <text:p>ENG_DEFINITION</text:p>
          </table:table-cell>
          <table:table-cell table:style-name="ce2" office:value-type="string" calcext:value-type="string">
            <text:p>IND_DEFINITION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CLASS PERTAMA</text:p>
          </table:table-cell>
          <table:table-cell office:value-type="string" calcext:value-type="string">
            <text:p>THIS IS ENGLISH DEFINITION FOR CLASS PERTAMA</text:p>
          </table:table-cell>
          <table:table-cell office:value-type="string" calcext:value-type="string">
            <text:p>DEFINISI DALAM BAHASA INDONESIA UNTUK CLASS PERTAM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CLASS KEDUA</text:p>
          </table:table-cell>
          <table:table-cell office:value-type="string" calcext:value-type="string">
            <text:p>THIS IS ENGLISH DEFINITION FOR CLASS KEDUA</text:p>
          </table:table-cell>
          <table:table-cell office:value-type="string" calcext:value-type="string">
            <text:p>DEFINISI DALAM BAHASA INDONESIA UNTUK CLASS KEDU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CLASS KETIGA</text:p>
          </table:table-cell>
          <table:table-cell office:value-type="string" calcext:value-type="string">
            <text:p>THIS IS ENGLISH DEFINITION FOR CLASS KETIGA</text:p>
          </table:table-cell>
          <table:table-cell office:value-type="string" calcext:value-type="string">
            <text:p>DEFINISI DALAM BAHASA INDONESIA UNTUK CLASS KETIG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CLASS KEEMPAT</text:p>
          </table:table-cell>
          <table:table-cell office:value-type="string" calcext:value-type="string">
            <text:p>THIS IS ENGLISH DEFINITION FOR CLASS KEEMPAT</text:p>
          </table:table-cell>
          <table:table-cell office:value-type="string" calcext:value-type="string">
            <text:p>DEFINISI DALAM BAHASA INDONESIA UNTUK CLASS KEEMP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CLASS KELIMA</text:p>
          </table:table-cell>
          <table:table-cell office:value-type="string" calcext:value-type="string">
            <text:p>THIS IS ENGLISH DEFINITION FOR CLASS KELIMA</text:p>
          </table:table-cell>
          <table:table-cell office:value-type="string" calcext:value-type="string">
            <text:p>DEFINISI DALAM BAHASA INDONESIA UNTUK CLASS KELIM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CLASS KEENAM</text:p>
          </table:table-cell>
          <table:table-cell office:value-type="string" calcext:value-type="string">
            <text:p>THIS IS ENGLISH DEFINITION FOR CLASS KEENAM</text:p>
          </table:table-cell>
          <table:table-cell office:value-type="string" calcext:value-type="string">
            <text:p>DEFINISI DALAM BAHASA INDONESIA UNTUK CLASS KEENAM</text:p>
          </table:table-cell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 style:data-style-name="N2" text:time-value="10:42:52.2092108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9:00:55.755522255</meta:creation-date>
    <dc:date>2016-11-30T10:43:07.842214369</dc:date>
    <meta:editing-duration>PT1H48M8S</meta:editing-duration>
    <meta:editing-cycles>13</meta:editing-cycles>
    <meta:generator>LibreOffice/5.2.3.2$Linux_X86_64 LibreOffice_project/20m0$Build-2</meta:generator>
    <dc:creator>Khoerodin </dc:creator>
    <meta:document-statistic meta:table-count="1" meta:cell-count="36" meta:object-count="0"/>
  </office:meta>
</office:document-meta>
</file>